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wa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3.3" table:style-name="ce21">
            <text:p>3,3</text:p>
          </table:table-cell>
          <table:table-cell office:value-type="float" office:value="3.3" table:style-name="ce21">
            <text:p>3,3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style-name="ce21"/>
          <table:table-cell office:value-type="float" office:value="0.02" table:style-name="ce21">
            <text:p>0,02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style-name="ce21"/>
          <table:table-cell office:value-type="float" office:value="0.05" table:style-name="ce21">
            <text:p>0,05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0.1" table:style-name="ce21">
            <text:p>0,1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0.2" table:style-name="ce21">
            <text:p>0,2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45" table:style-name="ce21">
            <text:p>0,45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1" table:style-name="ce21">
            <text:p>0,1</text:p>
          </table:table-cell>
          <table:table-cell table:number-columns-repeated="3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05" table:style-name="ce21">
            <text:p>0,05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3" table:style-name="ce21">
            <text:p>0,3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1" table:style-name="ce21">
            <text:p>1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3]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45" table:style-name="ce21">
            <text:p>0,45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1" table:style-name="ce21">
            <text:p>1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.25" table:style-name="ce21">
            <text:p>0,25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2.75" table:formula="of:=SUM([.E7];[.E15];[.E23];[.E28];[.E33];[.E38];[.E43];[.E48];[.E53])" table:style-name="ce25">
            <text:p>32,75</text:p>
          </table:table-cell>
          <table:table-cell office:value-type="float" office:value="36.049999999999997" table:formula="of:=SUM([.F7:.F57])" table:style-name="ce25">
            <text:p>36,05</text:p>
          </table:table-cell>
          <table:table-cell office:value-type="float" office:value="34.269999999999996" table:formula="of:=SUM([.G7:.G57])" table:style-name="ce25">
            <text:p>34,27</text:p>
          </table:table-cell>
          <table:table-cell office:value-type="float" office:value="17" table:formula="of:=SUM([.H7:.H57])" table:style-name="ce25">
            <text:p>17</text:p>
          </table:table-cell>
          <table:table-cell office:value-type="float" office:value="3" table:formula="of:=SUM([.I7:.I57])" table:style-name="ce25">
            <text:p>3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0" table:formula="of:=[Paramètres.D2]*[Paramètres.D4]*COLUMNS([.F6:.J6])" table:style-name="ce25">
            <text:p>0</text:p>
          </table:table-cell>
          <table:table-cell office:value-type="float" office:value="0" table:formula="of:=[.E59]-([Paramètres.$D2]*[Paramètres.$D4])" table:style-name="ce25">
            <text:p>0</text:p>
          </table:table-cell>
          <table:table-cell office:value-type="float" office:value="0" table:formula="of:=[.F59]-([Paramètres.$D2]*[Paramètres.$D4])" table:style-name="ce25">
            <text:p>0</text:p>
          </table:table-cell>
          <table:table-cell office:value-type="float" office:value="0" table:formula="of:=[.G59]-([Paramètres.$D2]*[Paramètres.$D4])" table:style-name="ce25">
            <text:p>0</text:p>
          </table:table-cell>
          <table:table-cell office:value-type="float" office:value="0" table:formula="of:=[.H59]-([Paramètres.$D2]*[Paramètres.$D4])" table:style-name="ce25">
            <text:p>0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Ewan DE OLIVEIRA </dc:creator>
    <meta:creation-date>2017-12-06T13:08:19Z</meta:creation-date>
    <dc:date>2024-02-27T15:40:18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8188976378pt" svg:y="41.97496062992126pt" svg:width="805.214566929133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